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46634FA0B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gradient" draw:fill-color="#198a8a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3.24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3.246cm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svg:stroke-width="0cm" svg:stroke-color="#dc2300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dc230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ellipse draw:style-name="gr1" draw:text-style-name="P1" draw:layer="layout" svg:width="2.75cm" svg:height="1.25cm" svg:x="6.25cm" svg:y="5cm">
              <text:p text:style-name="P1">Model</text:p>
            </draw:ellipse>
            <draw:ellipse draw:style-name="gr1" draw:text-style-name="P1" draw:layer="layout" svg:width="2.75cm" svg:height="1.25cm" svg:x="8.75cm" svg:y="2.5cm">
              <text:p text:style-name="P1">Control</text:p>
            </draw:ellipse>
            <draw:ellipse draw:style-name="gr1" draw:text-style-name="P1" draw:layer="layout" svg:width="2.75cm" svg:height="1.25cm" svg:x="11.25cm" svg:y="5cm">
              <text:p text:style-name="P1">View</text:p>
            </draw:ellipse>
            <draw:line draw:style-name="gr2" draw:text-style-name="P1" draw:layer="layout" svg:x1="8.25cm" svg:y1="4.75cm" svg:x2="9cm" svg:y2="3.75cm">
              <text:p/>
            </draw:line>
            <draw:line draw:style-name="gr2" draw:text-style-name="P1" draw:layer="layout" svg:x1="11.5cm" svg:y1="3.5cm" svg:x2="12.25cm" svg:y2="4.75cm">
              <text:p/>
            </draw:line>
            <draw:line draw:style-name="gr2" draw:text-style-name="P1" draw:layer="layout" svg:x1="11.75cm" svg:y1="4.75cm" svg:x2="11.25cm" svg:y2="3.75cm">
              <text:p/>
            </draw:line>
          </draw:g>
          <draw:custom-shape draw:style-name="gr3" draw:text-style-name="P1" draw:layer="layout" svg:width="1.75cm" svg:height="1.25cm" svg:x="2.507cm" svg:y="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1cm" svg:height="0.5cm" svg:x="4.75cm" svg:y="5.5cm">
            <text:p/>
            <draw:enhanced-geometry svg:viewBox="0 0 21600 21600" draw:text-areas="0 ?f0 ?f5 ?f2" draw:type="right-arrow" draw:modifiers="11627.4483677548 6165.269461077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ellipse draw:style-name="gr5" draw:text-style-name="P1" draw:layer="layout" svg:width="0.45cm" svg:height="0.469cm" svg:x="16.283cm" svg:y="4.571cm">
              <text:p/>
            </draw:ellipse>
            <draw:line draw:style-name="gr6" draw:text-style-name="P1" draw:layer="layout" svg:x1="16.133cm" svg:y1="5.353cm" svg:x2="16.883cm" svg:y2="5.353cm">
              <text:p/>
            </draw:line>
            <draw:line draw:style-name="gr6" draw:text-style-name="P1" draw:layer="layout" svg:x1="16.504cm" svg:y1="5.054cm" svg:x2="16.504cm" svg:y2="5.992cm">
              <text:p/>
            </draw:line>
            <draw:line draw:style-name="gr6" draw:text-style-name="P1" draw:layer="layout" svg:x1="16.503cm" svg:y1="5.999cm" svg:x2="16.264cm" svg:y2="6.321cm">
              <text:p/>
            </draw:line>
            <draw:line draw:style-name="gr6" draw:text-style-name="P1" draw:layer="layout" svg:x1="16.798cm" svg:y1="6.307cm" svg:x2="16.517cm" svg:y2="5.985cm">
              <text:p/>
            </draw:line>
          </draw:g>
          <draw:custom-shape draw:style-name="gr7" draw:text-style-name="P1" draw:layer="layout" svg:width="1.533cm" svg:height="0.399cm" svg:x="14.363cm" svg:y="5.01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1.493cm" svg:height="0.747cm" svg:x="14.342cm" svg:y="4.179cm">
            <draw:text-box>
              <text:p><text:span text:style-name="T1">表示</text:span></text:p>
            </draw:text-box>
          </draw:frame>
          <draw:custom-shape draw:style-name="gr7" draw:text-style-name="P1" draw:layer="layout" svg:width="1.533cm" svg:height="0.399cm" svg:x="14.397cm" svg:y="5.628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2.53cm" svg:height="0.747cm" svg:x="14.028cm" svg:y="6.133cm">
            <draw:text-box>
              <text:p><text:span text:style-name="T1">アクション</text:span></text:p>
            </draw:text-box>
          </draw:frame>
        </draw:g>
        <draw:g>
          <draw:line draw:style-name="gr9" draw:text-style-name="P1" draw:layer="layout" svg:x1="9.648cm" svg:y1="9.998cm" svg:x2="9.648cm" svg:y2="16.928cm">
            <text:p/>
          </draw:line>
          <draw:line draw:style-name="gr2" draw:text-style-name="P1" draw:layer="layout" svg:x1="4.309cm" svg:y1="10.794cm" svg:x2="9.202cm" svg:y2="10.794cm">
            <text:p/>
          </draw:line>
          <draw:frame draw:style-name="gr10" draw:text-style-name="P3" draw:layer="layout" svg:width="4.801cm" svg:height="1.053cm" svg:x="4.143cm" svg:y="9.717cm">
            <draw:text-box>
              <text:p><text:span text:style-name="T2">サーバ</text:span><text:span text:style-name="T2">/</text:span></text:p>
              <text:p><text:span text:style-name="T2"><text:s text:c="2"/></text:span><text:span text:style-name="T2">コントロール</text:span><text:span text:style-name="T2">/</text:span><text:span text:style-name="T2">アクション</text:span><text:span text:style-name="T2">/ID</text:span></text:p>
            </draw:text-box>
          </draw:frame>
          <draw:custom-shape draw:style-name="gr11" draw:text-style-name="P1" draw:layer="layout" svg:width="3.255cm" svg:height="1.101cm" svg:x="8.078cm" svg:y="8.407cm">
            <text:p text:style-name="P1">Redmine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68cm" svg:height="4.249cm" svg:x="9.413cm" svg:y="10.7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465cm" svg:height="0.82cm" svg:x="12.41cm" svg:y="10.84cm">
            <text:p text:style-name="P1">コントローラ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881cm" svg:y1="11.263cm" svg:x2="12.293cm" svg:y2="11.263cm">
            <text:p/>
          </draw:line>
          <draw:frame draw:style-name="gr12" draw:text-style-name="P3" draw:layer="layout" svg:width="2.529cm" svg:height="0.654cm" svg:x="10.092cm" svg:y="10.608cm">
            <draw:text-box>
              <text:p><text:span text:style-name="T2">生成</text:span></text:p>
            </draw:text-box>
          </draw:frame>
          <draw:g>
            <draw:g>
              <draw:ellipse draw:style-name="gr5" draw:text-style-name="P1" draw:layer="layout" svg:width="0.45cm" svg:height="0.469cm" svg:x="3.452cm" svg:y="8.059cm">
                <text:p/>
              </draw:ellipse>
              <draw:line draw:style-name="gr6" draw:text-style-name="P1" draw:layer="layout" svg:x1="3.302cm" svg:y1="8.841cm" svg:x2="4.052cm" svg:y2="8.841cm">
                <text:p/>
              </draw:line>
              <draw:line draw:style-name="gr6" draw:text-style-name="P1" draw:layer="layout" svg:x1="3.673cm" svg:y1="8.542cm" svg:x2="3.673cm" svg:y2="9.48cm">
                <text:p/>
              </draw:line>
              <draw:line draw:style-name="gr6" draw:text-style-name="P1" draw:layer="layout" svg:x1="3.672cm" svg:y1="9.487cm" svg:x2="3.433cm" svg:y2="9.809cm">
                <text:p/>
              </draw:line>
              <draw:line draw:style-name="gr6" draw:text-style-name="P1" draw:layer="layout" svg:x1="3.967cm" svg:y1="9.795cm" svg:x2="3.686cm" svg:y2="9.473cm">
                <text:p/>
              </draw:line>
            </draw:g>
            <draw:line draw:style-name="gr9" draw:text-style-name="P1" draw:layer="layout" svg:x1="3.653cm" svg:y1="9.998cm" svg:x2="3.653cm" svg:y2="16.928cm">
              <text:p/>
            </draw:line>
          </draw:g>
          <draw:line draw:style-name="gr9" draw:text-style-name="P1" draw:layer="layout" svg:x1="14.027cm" svg:y1="11.754cm" svg:x2="14.027cm" svg:y2="15.992cm">
            <text:p/>
          </draw:line>
          <draw:line draw:style-name="gr2" draw:text-style-name="P1" draw:layer="layout" svg:x1="9.858cm" svg:y1="12.785cm" svg:x2="13.698cm" svg:y2="12.785cm">
            <text:p/>
          </draw:line>
          <draw:frame draw:style-name="gr12" draw:text-style-name="P3" draw:layer="layout" svg:width="2.529cm" svg:height="0.654cm" svg:x="10.374cm" svg:y="12.153cm">
            <draw:text-box>
              <text:p><text:span text:style-name="T2">アクション</text:span></text:p>
            </draw:text-box>
          </draw:frame>
          <draw:frame draw:style-name="gr12" draw:text-style-name="P3" draw:layer="layout" svg:width="2.529cm" svg:height="0.654cm" svg:x="10.093cm" svg:y="10.608cm">
            <draw:text-box>
              <text:p><text:span text:style-name="T2">生成</text:span></text:p>
            </draw:text-box>
          </draw:frame>
          <draw:frame draw:style-name="gr12" draw:text-style-name="P3" draw:layer="layout" svg:width="2.879cm" svg:height="0.654cm" svg:x="10.702cm" svg:y="12.809cm">
            <draw:text-box>
              <text:p><text:span text:style-name="T2">params <text:s/></text:span><text:span text:style-name="T2">： </text:span><text:span text:style-name="T2">ID</text:span></text:p>
            </draw:text-box>
          </draw:frame>
          <draw:custom-shape draw:style-name="gr7" draw:text-style-name="P1" draw:layer="layout" svg:width="0.515cm" svg:height="2.342cm" svg:x="13.768cm" svg:y="12.761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1" draw:layer="layout" svg:width="1.545cm" svg:height="0.444cm" svg:x="14.47cm" svg:y="14.331cm" svg:viewBox="0 0 1546 445" draw:points="24,0 1546,0 1546,445 0,445 47,445">
            <text:p/>
          </draw:polyline>
          <draw:frame draw:style-name="gr12" draw:text-style-name="P3" draw:layer="layout" svg:width="3.58cm" svg:height="0.654cm" svg:x="14.544cm" svg:y="13.676cm">
            <draw:text-box>
              <text:p><text:span text:style-name="T2">view(html) </text:span><text:span text:style-name="T2">の生成</text:span></text:p>
            </draw:text-box>
          </draw:frame>
          <draw:g>
            <draw:line draw:style-name="gr14" draw:text-style-name="P1" draw:layer="layout" svg:x1="13.394cm" svg:y1="16.109cm" svg:x2="14.728cm" svg:y2="16.461cm">
              <text:p/>
            </draw:line>
            <draw:line draw:style-name="gr14" draw:text-style-name="P1" draw:layer="layout" svg:x1="13.394cm" svg:y1="16.461cm" svg:x2="14.728cm" svg:y2="16.109cm">
              <text:p/>
            </draw:line>
          </draw:g>
          <draw:line draw:style-name="gr15" draw:text-style-name="P1" draw:layer="layout" svg:x1="13.674cm" svg:y1="14.939cm" svg:x2="9.881cm" svg:y2="14.939cm">
            <text:p/>
          </draw:line>
          <draw:g>
            <draw:custom-shape draw:style-name="gr16" draw:text-style-name="P1" draw:layer="layout" svg:width="0.515cm" svg:height="0.516cm" svg:x="11.239cm" svg:y="15.313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11.025cm" svg:y="15.799cm">
              <draw:text-box>
                <text:p><text:span text:style-name="T2">html</text:span></text:p>
              </draw:text-box>
            </draw:frame>
          </draw:g>
          <draw:line draw:style-name="gr15" draw:text-style-name="P1" draw:layer="layout" svg:x1="9.016cm" svg:y1="15.267cm" svg:x2="4.121cm" svg:y2="15.267cm">
            <text:p/>
          </draw:line>
          <draw:g>
            <draw:custom-shape draw:style-name="gr16" draw:text-style-name="P1" draw:layer="layout" svg:width="0.515cm" svg:height="0.516cm" svg:x="6.417cm" svg:y="15.38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6.203cm" svg:y="15.87cm">
              <draw:text-box>
                <text:p><text:span text:style-name="T2">html</text:span></text:p>
              </draw:text-box>
            </draw:frame>
          </draw:g>
        </draw:g>
        <draw:g>
          <draw:frame draw:style-name="gr17" draw:text-style-name="P1" draw:layer="layout" svg:width="15.874cm" svg:height="1.851cm" svg:x="1.71cm" svg:y="18.906cm">
            <draw:image xlink:href="Pictures/100000000000025800000046634FA0B7.png" xlink:type="simple" xlink:show="embed" xlink:actuate="onLoad">
              <text:p/>
            </draw:image>
          </draw:frame>
          <draw:rect draw:style-name="gr18" draw:text-style-name="P1" draw:layer="layout" svg:width="5.526cm" svg:height="0.679cm" svg:x="1.499cm" svg:y="18.685cm">
            <text:p/>
          </draw:rect>
          <draw:rect draw:style-name="gr18" draw:text-style-name="P1" draw:layer="layout" svg:width="2.412cm" svg:height="0.679cm" svg:x="15.594cm" svg:y="18.709cm">
            <text:p/>
          </draw:rect>
          <draw:rect draw:style-name="gr18" draw:text-style-name="P1" draw:layer="layout" svg:width="14.588cm" svg:height="0.607cm" svg:x="1.522cm" svg:y="19.927cm">
            <text:p/>
          </draw:rect>
          <draw:frame draw:style-name="gr8" draw:text-style-name="P4" draw:layer="layout" svg:width="2.898cm" svg:height="0.674cm" svg:x="1.663cm" svg:y="17.981cm">
            <draw:text-box>
              <text:p text:style-name="P4"><text:span text:style-name="T3">トップメニュー</text:span></text:p>
            </draw:text-box>
          </draw:frame>
          <draw:frame draw:style-name="gr8" draw:text-style-name="P4" draw:layer="layout" svg:width="3.707cm" svg:height="0.674cm" svg:x="14.213cm" svg:y="17.981cm">
            <draw:text-box>
              <text:p text:style-name="P4"><text:span text:style-name="T3">アカウントメニュー</text:span></text:p>
            </draw:text-box>
          </draw:frame>
          <draw:frame draw:style-name="gr8" draw:text-style-name="P4" draw:layer="layout" svg:width="9.752cm" svg:height="0.674cm" svg:x="1.476cm" svg:y="20.814cm">
            <draw:text-box>
              <text:p text:style-name="P4"><text:span text:style-name="T3">プロジェクトメニュー または アプリケーションメニュー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808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吉田 光良</meta:initial-creator>
    <meta:creation-date>2011-06-08T01:59:30.83</meta:creation-date>
    <dc:date>2011-06-20T01:06:20.82</dc:date>
    <dc:creator>吉田 光良</dc:creator>
    <meta:editing-duration>PT00H35M20S</meta:editing-duration>
    <meta:editing-cycles>7</meta:editing-cycles>
    <meta:generator>OpenOffice.org/3.1$Win32 OpenOffice.org_project/310m19$Build-9420</meta:generator>
    <meta:document-statistic meta:object-count="64"/>
  </office:meta>
</office:document-meta>
</file>